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eaa" officeooo:paragraph-rsid="00030eaa"/>
    </style:style>
    <style:style style:name="P2" style:family="paragraph" style:parent-style-name="Standard">
      <style:text-properties fo:font-style="italic" fo:font-weight="bold" officeooo:rsid="00030eaa" officeooo:paragraph-rsid="00030eaa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030eaa" officeooo:paragraph-rsid="00030eaa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chine Learning</text:p>
      <text:p text:style-name="P1">Assignment #1 </text:p>
      <text:p text:style-name="P1">Morgan Reilly – 20235398</text:p>
      <text:p text:style-name="P1"/>
      <text:p text:style-name="P2">Research what open-source machine learning packages are available, and select one that you think will be appropriate for this task. Your report should include a brief justification for your choice and an overview of the main features of the package you have chosen. [4 marks max.]</text:p>
      <text:p text:style-name="P3">Upon analysis of this I found that there are many available open-source machine learning packages available for this task. These consist of the likes of TensorFlow, Keras, Scikit-learn and Theano. Through past expeirience and projects I have used TensorFlow and Keras, and for this project I have opted to use Keras as it is relatively user-friendly and should work well for a classification task such as thi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00:09:36.682129539</meta:creation-date>
    <meta:generator>LibreOffice/6.4.6.2$Linux_X86_64 LibreOffice_project/40$Build-2</meta:generator>
    <dc:date>2020-10-18T00:18:57.583400689</dc:date>
    <meta:editing-duration>PT9M21S</meta:editing-duration>
    <meta:editing-cycles>1</meta:editing-cycles>
    <meta:document-statistic meta:table-count="0" meta:image-count="0" meta:object-count="0" meta:page-count="1" meta:paragraph-count="5" meta:word-count="120" meta:character-count="745" meta:non-whitespace-character-count="627"/>
  </office:meta>
</office:document-meta>
</file>